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end" style:justify-single-word="false"/>
      <style:text-properties officeooo:rsid="00101970" officeooo:paragraph-rsid="00101970"/>
    </style:style>
    <style:style style:name="P2" style:family="paragraph" style:parent-style-name="Standard">
      <style:paragraph-properties fo:text-align="justify" style:justify-single-word="false"/>
      <style:text-properties officeooo:rsid="000d2e14" officeooo:paragraph-rsid="000d2e14"/>
    </style:style>
    <style:style style:name="P3" style:family="paragraph" style:parent-style-name="Standard">
      <style:paragraph-properties fo:text-align="justify" style:justify-single-word="false"/>
      <style:text-properties fo:font-size="16pt" fo:font-weight="bold" officeooo:rsid="00101970" officeooo:paragraph-rsid="00101970" style:font-size-asian="14pt" style:font-weight-asian="bold" style:font-size-complex="16pt" style:font-weight-complex="bold"/>
    </style:style>
    <style:style style:name="P4" style:family="paragraph" style:parent-style-name="Standard">
      <style:paragraph-properties fo:text-align="justify" style:justify-single-word="false"/>
      <style:text-properties officeooo:rsid="000d2e14" officeooo:paragraph-rsid="000d8915"/>
    </style:style>
    <style:style style:name="P5" style:family="paragraph" style:parent-style-name="Standard">
      <style:paragraph-properties fo:text-align="justify" style:justify-single-word="false"/>
      <style:text-properties officeooo:rsid="003c2694" officeooo:paragraph-rsid="003c2694"/>
    </style:style>
    <style:style style:name="P6" style:family="paragraph" style:parent-style-name="Standard">
      <style:paragraph-properties fo:text-align="justify" style:justify-single-word="false"/>
      <style:text-properties officeooo:rsid="003c2694" officeooo:paragraph-rsid="005851c7"/>
    </style:style>
    <style:style style:name="P7" style:family="paragraph" style:parent-style-name="Standard">
      <style:paragraph-properties fo:text-align="justify" style:justify-single-word="false"/>
      <style:text-properties officeooo:rsid="003dfb36" officeooo:paragraph-rsid="003dfb36"/>
    </style:style>
    <style:style style:name="P8" style:family="paragraph" style:parent-style-name="Standard">
      <style:paragraph-properties fo:text-align="justify" style:justify-single-word="false"/>
      <style:text-properties fo:font-weight="bold" officeooo:rsid="0045dfb0" officeooo:paragraph-rsid="0045dfb0" style:font-weight-asian="bold" style:font-weight-complex="bold"/>
    </style:style>
    <style:style style:name="P9" style:family="paragraph" style:parent-style-name="Standard">
      <style:paragraph-properties fo:text-align="justify" style:justify-single-word="false"/>
      <style:text-properties officeooo:rsid="003f82d2" officeooo:paragraph-rsid="003f82d2"/>
    </style:style>
    <style:style style:name="P10" style:family="paragraph" style:parent-style-name="Standard">
      <style:paragraph-properties fo:text-align="justify" style:justify-single-word="false"/>
      <style:text-properties officeooo:rsid="0040034c" officeooo:paragraph-rsid="0040034c"/>
    </style:style>
    <style:style style:name="P11" style:family="paragraph" style:parent-style-name="Standard">
      <style:paragraph-properties fo:text-align="justify" style:justify-single-word="false"/>
      <style:text-properties officeooo:rsid="0041d67b" officeooo:paragraph-rsid="0041d67b"/>
    </style:style>
    <style:style style:name="P12" style:family="paragraph" style:parent-style-name="Standard">
      <style:paragraph-properties fo:text-align="justify" style:justify-single-word="false"/>
      <style:text-properties officeooo:rsid="0045dfb0" officeooo:paragraph-rsid="0045dfb0"/>
    </style:style>
    <style:style style:name="P13" style:family="paragraph" style:parent-style-name="Standard">
      <style:paragraph-properties fo:text-align="justify" style:justify-single-word="false"/>
      <style:text-properties officeooo:rsid="00466535" officeooo:paragraph-rsid="00466535"/>
    </style:style>
    <style:style style:name="P14" style:family="paragraph" style:parent-style-name="Standard">
      <style:paragraph-properties fo:text-align="justify" style:justify-single-word="false"/>
      <style:text-properties fo:font-size="14pt" fo:font-weight="bold" officeooo:rsid="000d2e14" officeooo:paragraph-rsid="000d2e14" style:font-size-asian="14pt" style:font-weight-asian="bold" style:font-size-complex="14pt" style:font-weight-complex="bold"/>
    </style:style>
    <style:style style:name="P15" style:family="paragraph" style:parent-style-name="Standard">
      <style:paragraph-properties fo:text-align="justify" style:justify-single-word="false"/>
      <style:text-properties fo:font-size="14pt" fo:font-weight="bold" officeooo:rsid="003dfb36" officeooo:paragraph-rsid="003dfb36" style:font-size-asian="14pt" style:font-weight-asian="bold" style:font-size-complex="14pt" style:font-weight-complex="bold"/>
    </style:style>
    <style:style style:name="P16" style:family="paragraph" style:parent-style-name="Standard">
      <style:paragraph-properties fo:text-align="justify" style:justify-single-word="false"/>
      <style:text-properties fo:font-size="14pt" fo:font-weight="bold" officeooo:rsid="0045dfb0" officeooo:paragraph-rsid="0045dfb0" style:font-size-asian="14pt" style:font-weight-asian="bold" style:font-size-complex="14pt" style:font-weight-complex="bold"/>
    </style:style>
    <style:style style:name="P17" style:family="paragraph" style:parent-style-name="Standard">
      <style:paragraph-properties fo:text-align="justify" style:justify-single-word="false"/>
      <style:text-properties fo:font-size="14pt" fo:font-weight="bold" officeooo:rsid="00497f11" officeooo:paragraph-rsid="00497f11" style:font-size-asian="14pt" style:font-weight-asian="bold" style:font-size-complex="14pt" style:font-weight-complex="bold"/>
    </style:style>
    <style:style style:name="P18" style:family="paragraph" style:parent-style-name="Standard">
      <style:paragraph-properties fo:text-align="justify" style:justify-single-word="false"/>
      <style:text-properties fo:font-size="14pt" fo:font-weight="bold" officeooo:rsid="0049d985" officeooo:paragraph-rsid="0049d985" style:font-size-asian="14pt" style:font-weight-asian="bold" style:font-size-complex="14pt" style:font-weight-complex="bold"/>
    </style:style>
    <style:style style:name="P19" style:family="paragraph" style:parent-style-name="Standard">
      <style:paragraph-properties fo:text-align="justify" style:justify-single-word="false"/>
      <style:text-properties officeooo:rsid="0047b306" officeooo:paragraph-rsid="0047b306"/>
    </style:style>
    <style:style style:name="P20" style:family="paragraph" style:parent-style-name="Standard">
      <style:paragraph-properties fo:text-align="justify" style:justify-single-word="false"/>
      <style:text-properties officeooo:rsid="004934a4" officeooo:paragraph-rsid="004934a4"/>
    </style:style>
    <style:style style:name="P21" style:family="paragraph" style:parent-style-name="Standard">
      <style:paragraph-properties fo:text-align="justify" style:justify-single-word="false"/>
      <style:text-properties officeooo:rsid="00497f11" officeooo:paragraph-rsid="00497f11"/>
    </style:style>
    <style:style style:name="P22" style:family="paragraph" style:parent-style-name="Standard">
      <style:paragraph-properties fo:text-align="justify" style:justify-single-word="false"/>
      <style:text-properties officeooo:rsid="0049d985" officeooo:paragraph-rsid="0049d985"/>
    </style:style>
    <style:style style:name="P23" style:family="paragraph" style:parent-style-name="Standard">
      <style:paragraph-properties fo:text-align="justify" style:justify-single-word="false"/>
      <style:text-properties officeooo:rsid="004c8675" officeooo:paragraph-rsid="004c8675"/>
    </style:style>
    <style:style style:name="P24" style:family="paragraph" style:parent-style-name="Standard">
      <style:paragraph-properties fo:text-align="justify" style:justify-single-word="false"/>
      <style:text-properties officeooo:rsid="00522ffc" officeooo:paragraph-rsid="00522ffc"/>
    </style:style>
    <style:style style:name="P25" style:family="paragraph" style:parent-style-name="Standard">
      <style:paragraph-properties fo:text-align="justify" style:justify-single-word="false"/>
      <style:text-properties officeooo:rsid="00522ffc" officeooo:paragraph-rsid="0054bad0"/>
    </style:style>
    <style:style style:name="P26" style:family="paragraph" style:parent-style-name="Standard">
      <style:paragraph-properties fo:text-align="justify" style:justify-single-word="false"/>
      <style:text-properties officeooo:rsid="0054f354" officeooo:paragraph-rsid="0054f354"/>
    </style:style>
    <style:style style:name="T1" style:family="text">
      <style:text-properties officeooo:rsid="00101970"/>
    </style:style>
    <style:style style:name="T2" style:family="text">
      <style:text-properties fo:font-style="italic" style:font-style-asian="italic" style:font-style-complex="italic"/>
    </style:style>
    <style:style style:name="T3" style:family="text">
      <style:text-properties fo:font-style="italic" officeooo:rsid="004ccf16" style:font-style-asian="italic" style:font-style-complex="italic"/>
    </style:style>
    <style:style style:name="T4" style:family="text">
      <style:text-properties fo:font-style="italic" officeooo:rsid="004e7116" style:font-style-asian="italic" style:font-style-complex="italic"/>
    </style:style>
    <style:style style:name="T5" style:family="text">
      <style:text-properties fo:font-style="italic" officeooo:rsid="004eff53" style:font-style-asian="italic" style:font-style-complex="italic"/>
    </style:style>
    <style:style style:name="T6" style:family="text">
      <style:text-properties fo:font-style="italic" officeooo:rsid="0052c3a3" style:font-style-asian="italic" style:font-style-complex="italic"/>
    </style:style>
    <style:style style:name="T7" style:family="text">
      <style:text-properties fo:font-style="italic" officeooo:rsid="004c8675" style:font-style-asian="italic" style:font-style-complex="italic"/>
    </style:style>
    <style:style style:name="T8" style:family="text">
      <style:text-properties fo:font-style="italic" officeooo:rsid="0054bad0" style:font-style-asian="italic" style:font-style-complex="italic"/>
    </style:style>
    <style:style style:name="T9" style:family="text">
      <style:text-properties fo:font-style="italic" officeooo:rsid="003d741d" style:font-style-asian="italic" style:font-style-complex="italic"/>
    </style:style>
    <style:style style:name="T10" style:family="text">
      <style:text-properties officeooo:rsid="003d741d"/>
    </style:style>
    <style:style style:name="T11" style:family="text">
      <style:text-properties fo:font-style="normal" style:font-style-asian="normal" style:font-style-complex="normal"/>
    </style:style>
    <style:style style:name="T12" style:family="text">
      <style:text-properties fo:font-style="normal" officeooo:rsid="004b5455" style:font-style-asian="normal" style:font-style-complex="normal"/>
    </style:style>
    <style:style style:name="T13" style:family="text">
      <style:text-properties fo:font-style="normal" officeooo:rsid="004ccf16" style:font-style-asian="normal" style:font-style-complex="normal"/>
    </style:style>
    <style:style style:name="T14" style:family="text">
      <style:text-properties fo:font-style="normal" officeooo:rsid="004e7116" style:font-style-asian="normal" style:font-style-complex="normal"/>
    </style:style>
    <style:style style:name="T15" style:family="text">
      <style:text-properties fo:font-style="normal" officeooo:rsid="004eff53" style:font-style-asian="normal" style:font-style-complex="normal"/>
    </style:style>
    <style:style style:name="T16" style:family="text">
      <style:text-properties fo:font-style="normal" officeooo:rsid="00522ffc" style:font-style-asian="normal" style:font-style-complex="normal"/>
    </style:style>
    <style:style style:name="T17" style:family="text">
      <style:text-properties fo:font-style="normal" officeooo:rsid="0052c3a3" style:font-style-asian="normal" style:font-style-complex="normal"/>
    </style:style>
    <style:style style:name="T18" style:family="text">
      <style:text-properties fo:font-style="normal" officeooo:rsid="0054bad0" style:font-style-asian="normal" style:font-style-complex="normal"/>
    </style:style>
    <style:style style:name="T19" style:family="text">
      <style:text-properties fo:font-style="normal" officeooo:rsid="004c8675" style:font-style-asian="normal" style:font-style-complex="normal"/>
    </style:style>
    <style:style style:name="T20" style:family="text">
      <style:text-properties fo:font-style="normal" officeooo:rsid="005a1b7f" style:font-style-asian="normal" style:font-style-complex="normal"/>
    </style:style>
    <style:style style:name="T21" style:family="text">
      <style:text-properties fo:font-style="normal" officeooo:rsid="005b4b29" style:font-style-asian="normal" style:font-style-complex="normal"/>
    </style:style>
    <style:style style:name="T22" style:family="text">
      <style:text-properties fo:font-style="normal" officeooo:rsid="005ed588" style:font-style-asian="normal" style:font-style-complex="normal"/>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officeooo:rsid="005634a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EMORIA PRÁCTICA <text:span text:style-name="T24">2</text:span></text:p>
      <text:p text:style-name="P2"/>
      <text:p text:style-name="P14"><text:span text:style-name="T1">Ejercicio 2</text:span>:</text:p>
      <text:p text:style-name="P5"/>
      <text:p text:style-name="P5">Generamos el programa pedido, en el que el padre crea un hijo que imprime “Soy el proceso hijo &lt;PID&gt;” y duerme 30 segundos, tras lo cual imprime “Soy el proceso hijo &lt;PID&gt; y ya me toca terminar”. Mientras, el padre duerme cinco segundos tras hacer el fork y después le manda una señal <text:span text:style-name="T2">SIGTERM</text:span>. Así, repite el proceso otras tres veces hasta haber creado cuatro hijos.</text:p>
      <text:p text:style-name="P5"/>
      <text:p text:style-name="P6">De esta forma, dado que el hijo no tiene declarada ninguna función de manejo para la señal <text:span text:style-name="T2">SIGTERM</text:span>, <text:span text:style-name="T10">y puesto que el hijo duerme treinta segundos y el padre tan solo cinco, ninguno de los hijos va a ser capaz de imprimir el segundo mensaje, pues recibirán la señal mientras están dormidos y morirán en ese momento al usar el manejador de la señal por defecto </text:span><text:span text:style-name="T9">SIG_DFL</text:span><text:span text:style-name="T10">.</text:span></text:p>
      <text:p text:style-name="P4"/>
      <text:p text:style-name="P15">Ejercicio 4:</text:p>
      <text:p text:style-name="P7"/>
      <text:p text:style-name="P7">Para la realizacion de este ejercicio, simplemente hemos usado un blucle for en el que creamos los <text:span text:style-name="T2">N</text:span> hijos pedidos. De esta forma, cada vez que el padre crea un hijo, se bloquea llamando a <text:span text:style-name="T2">pause()</text:span><text:span text:style-name="T11">, y el hijo, en el caso de no ser el primero, manda una señal al hijo anterior para que éste termine, e imprime diez veces por terminal el mensaje “Soy &lt;PID&gt; y estoy trabajando”, esperando un segundo entre impresión e impresión. Una vez ha acabado, manda una señal al padre para que cree el nuevo hijo, y este nuevo hijo le destruya a él, mientras sigue imprimiendo el mismo mensaje.</text:span></text:p>
      <text:p text:style-name="P9"><text:span text:style-name="T11">Así, cuando ya ha creado los N procesos hijos, es el padre el que manda la señal al último hijo para que éste acabe, y entonces acaba el padre, tras haberse asegurado de que todos sus hijos han muerto.</text:span></text:p>
      <text:p text:style-name="P10"><text:span text:style-name="T11"/></text:p>
      <text:p text:style-name="P10"><text:span text:style-name="T11">Para que todos los hijos puedan saber el PID del anterior, usamos un array de enteros, que se duplica al hacer el fork.</text:span></text:p>
      <text:p text:style-name="P10"><text:span text:style-name="T11"/></text:p>
      <text:p text:style-name="P11"><text:span text:style-name="T11">Para despertar al padre, usamos un manejador que simplemente hace </text:span><text:span text:style-name="T2">return</text:span><text:span text:style-name="T11">, pues si usásemos una señal ignorada, el padre no se despertaria, y si no usásemos manejador, el padre moriría al recibir la señal primer hijo y no podría crear al resto.</text:span></text:p>
      <text:p text:style-name="P11"><text:span text:style-name="T11"/></text:p>
      <text:p text:style-name="P16"><text:span text:style-name="T11">Ejercicio 6</text:span></text:p>
      <text:p text:style-name="P8"><text:span text:style-name="T11"/></text:p>
      <text:p text:style-name="P8"><text:span text:style-name="T11">Apartado A:</text:span></text:p>
      <text:p text:style-name="P12"><text:span text:style-name="T11">Despues de hacer </text:span><text:span text:style-name="T2">fork</text:span><text:span text:style-name="T11">, en el proceso hijo, creamos dos máscaras de señales vacias: en la primer</text:span><text:span text:style-name="T20">a</text:span><text:span text:style-name="T11"> incluimos </text:span><text:span text:style-name="T2">SIGUSR1</text:span><text:span text:style-name="T11"> y en la segunda </text:span><text:span text:style-name="T2">SIGUSR2</text:span><text:span text:style-name="T11"> y </text:span><text:span text:style-name="T2">SIGALRM</text:span><text:span text:style-name="T11">. Entonces, establecemos una alarma dentro de cuarenta segundos, y en cada ciclo del </text:span><text:span text:style-name="T2">while</text:span><text:span text:style-name="T11"> bloqueamos las tres señales al iniciarlo, usando </text:span><text:span text:style-name="T2">sigprocmask(SIG_BLOCK, &amp;set,&amp;oset)</text:span><text:span text:style-name="T11">, imprimimos los números, y antes de repetir el while, desbloqueamos las señales del segundo conjunto usando </text:span><text:span text:style-name="T2">sigprocmask(SIG_UNBLOCK, &amp;set, &amp;oset);</text:span><text:span text:style-name="T11"> y dormimos tres segundos más.</text:span></text:p>
      <text:p text:style-name="P12"><text:span text:style-name="T11"/></text:p>
      <text:p text:style-name="P13"><text:span text:style-name="T11">De este forma, cuando el hijo recibe la señal, si esta imprimiendo, dicha señal se queda bloqueada hasta que acaba el bucle for y desactiva las dos señales de la segunda máscara. En ese momento, como el hijo no tiene un manejador de la señal <text:s/></text:span><text:span text:style-name="T2">SIGALRM</text:span><text:span text:style-name="T11">, realiza la accion por defecto, que es terminar el proceso, </text:span><text:span text:style-name="T2">SIG_DFL</text:span><text:span text:style-name="T11">.</text:span></text:p>
      <text:p text:style-name="P12"><text:span text:style-name="T11"/></text:p>
      <text:p text:style-name="P20"><text:span text:style-name="T11">El padre solo tiene que hacer el </text:span><text:span text:style-name="T2">fork</text:span><text:span text:style-name="T11"> y un </text:span><text:span text:style-name="T2">wait</text:span><text:span text:style-name="T11"> para esperar a que el hijo termine antes de acabar él.</text:span></text:p>
      <text:p text:style-name="P19"><text:soft-page-break/><text:span text:style-name="T23">Apartado B:</text:span></text:p>
      <text:p text:style-name="P19"><text:span text:style-name="T11">En este caso, simplemente definimos tras el </text:span><text:span text:style-name="T2">fork</text:span><text:span text:style-name="T11"> un manejador para la señal </text:span><text:span text:style-name="T2">SIGTERM</text:span><text:span text:style-name="T11"> que imprime “Soy &lt;PID&gt; y he recibido la señal SIGTERM”, y termina el proceso.</text:span></text:p>
      <text:p text:style-name="P19"><text:span text:style-name="T11"/></text:p>
      <text:p text:style-name="P19"><text:span text:style-name="T11">Así, el padre hace el </text:span><text:span text:style-name="T2">fork</text:span><text:span text:style-name="T11">, duerme cuarenta segundos, envia la señal y hace un </text:span><text:span text:style-name="T2">wait</text:span><text:span text:style-name="T11"> para esperar al hijo antes de acabar.</text:span></text:p>
      <text:p text:style-name="P19"><text:span text:style-name="T11"/></text:p>
      <text:p text:style-name="P17"><text:span text:style-name="T11">Ejercicio 8</text:span></text:p>
      <text:p text:style-name="P21"><text:span text:style-name="T11">En este ejercicio solo hemos tenido que codificar en </text:span><text:span text:style-name="T2">Ejercicio8.c</text:span><text:span text:style-name="T11"> y </text:span><text:span text:style-name="T2">Ejercicio8.h </text:span><text:span text:style-name="T11">la librería de semáforos pedida basándonos en el ejemplo de</text:span><text:span text:style-name="T21">l </text:span><text:span text:style-name="T11">ejercicio </text:span><text:span text:style-name="T21">siete</text:span><text:span text:style-name="T11"> anterior.</text:span></text:p>
      <text:p text:style-name="P21"><text:span text:style-name="T11"/></text:p>
      <text:p text:style-name="P21"><text:span text:style-name="T11">Comentar que en la función de </text:span><text:span text:style-name="T2">Crear_Semaforo</text:span><text:span text:style-name="T11"> no inicializamos los semáforos, pues implicaba reservar memoria para un array de </text:span><text:span text:style-name="T2">unsigned short</text:span><text:span text:style-name="T11"> que no podíamos liberar posteriormente de forma segura.</text:span></text:p>
      <text:p text:style-name="P21"><text:span text:style-name="T11"/></text:p>
      <text:p text:style-name="P21"><text:span text:style-name="T11">Hemos implementado también en el archivo </text:span><text:span text:style-name="T2">Ejercicio8.c</text:span><text:span text:style-name="T11"> una función </text:span><text:span text:style-name="T2">test</text:span><text:span text:style-name="T11"> que nos ha permitido probar dicha librería, ejecutando el programa del ejercicio siete usando nuestras funciones.</text:span></text:p>
      <text:p text:style-name="P21"><text:span text:style-name="T11"/></text:p>
      <text:p text:style-name="P18"><text:span text:style-name="T11">Ejercicio 9</text:span></text:p>
      <text:p text:style-name="P22"><text:span text:style-name="T11">En este ejercicio nueve, hemos intentado distribuir el trabajo en funciones de forma que el programa fuese lo más limpio y ordenado posible, para evitar posibles errores.</text:span></text:p>
      <text:p text:style-name="P22"><text:span text:style-name="T11"/></text:p>
      <text:p text:style-name="P23"><text:span text:style-name="T11">En primer lugar, el proceso padre se encarga de inicializar un semáforo para cada uno de los procesos, que usamos para gestionar el fichero de la cuenta de cada una de las cajas, y otro más, </text:span><text:span text:style-name="T16">de sincronización,</text:span><text:span text:style-name="T11"> que utilizamos para saber qu</text:span><text:span text:style-name="T22">é</text:span><text:span text:style-name="T11"> </text:span><text:span text:style-name="T16">proceso</text:span><text:span text:style-name="T11"> ha mandado la señal.</text:span></text:p>
      <text:p text:style-name="P23"><text:span text:style-name="T11"/></text:p>
      <text:p text:style-name="P23"><text:span text:style-name="T11">Una vez ha inicializado los semáforos, el padre inicializa dos manejadores de señales, </text:span><text:span text:style-name="T2">retirarParte</text:span><text:span text:style-name="T11"> y </text:span><text:span text:style-name="T2">retirarTotal</text:span><text:span text:style-name="T11">, que atienden a </text:span><text:span text:style-name="T2">SIGUSR1</text:span><text:span text:style-name="T11"> y </text:span><text:span text:style-name="T2">SIGUSR2</text:span><text:span text:style-name="T11"> respectivamente, </text:span><text:span text:style-name="T13">y crea un archivo </text:span><text:span text:style-name="T5">clientesCaja.txt</text:span><text:span text:style-name="T15"> </text:span><text:span text:style-name="T13">con 50 clientes de entre 0 y 300 euros para cada una de las cajas </text:span><text:span text:style-name="T14">(usando la función </text:span><text:span text:style-name="T4">rellenar_fichero</text:span><text:span text:style-name="T14">)</text:span><text:span text:style-name="T13">, ademas de hacer el </text:span><text:span text:style-name="T3">fork</text:span><text:span text:style-name="T13"> ara crear a los hijos.</text:span></text:p>
      <text:p text:style-name="P23"><text:span text:style-name="T13"/></text:p>
      <text:p text:style-name="P24"><text:span text:style-name="T13">E</text:span><text:span text:style-name="T11">s entonces cuando los hijos empiezan a leer su fichero de caja, usando la función </text:span><text:span text:style-name="T2">mod_caja</text:span><text:span text:style-name="T11">, que protege el fichero de cada caja mediante los semáforos creados anteriormente, de forma que es imposible que dos procesos (el padre y el hijo) lo intenten leer o editar simultaneamente.</text:span></text:p>
      <text:p text:style-name="P24"><text:span text:style-name="T11"/></text:p>
      <text:p text:style-name="P25"><text:span text:style-name="T11">Una vez el hijo ha conseguido más de mil euros en su caja, o ha acabado, baja el semáforo </text:span><text:span text:style-name="T17">de sincronización que hemos mencionado anteriormente, escribe su n</text:span><text:span text:style-name="T18">ú</text:span><text:span text:style-name="T17">mero de caja en el fichero </text:span><text:span text:style-name="T6">procesoEspera.txt</text:span><text:span text:style-name="T17"> y manda la señal </text:span><text:span text:style-name="T8">SIGUSR1</text:span><text:span text:style-name="T18"> o </text:span><text:span text:style-name="T8">SIGUSR2</text:span><text:span text:style-name="T18"> al padre. Así, los manejadores de señal del padre llaman a <text:s/></text:span><text:span text:style-name="T7">retirarParte</text:span><text:span text:style-name="T19"> </text:span><text:span text:style-name="T18">o a </text:span><text:span text:style-name="T7">retirarTotal</text:span><text:span text:style-name="T19">, </text:span><text:span text:style-name="T18">que utilizan el archivo </text:span><text:span text:style-name="T8">procesoEspera.txt</text:span><text:span text:style-name="T18"> y la función </text:span><text:span text:style-name="T8">mod_caja</text:span><text:span text:style-name="T18"> para extraer todo el dinero, o sólo 900 euros de la caja que ha mandado la señal, haciendo posteriormente un up del semáforo.</text:span></text:p>
      <text:p text:style-name="P25"><text:span text:style-name="T18"/></text:p>
      <text:p text:style-name="P26"><text:span text:style-name="T18">D</text:span><text:span text:style-name="T11">e esta forma, es posible que un mismo proceso, al tener mas de mil euros, mande una vez la señal al padre, procese otro pago antes de que el padre atienda la señal, y por tanto, se quede bloqueado en el semáforo y vuelva a enviar posteriormente la señal. Sin embargo, dado que se pedía que aún despues de mandar la señal la caja siguiera funcionando, en nuestra función </text:span><text:span text:style-name="T2">mod_caja</text:span><text:span text:style-name="T11"> tenemos en cuenta el valor de la caja antes de extraer el dinero, para prevenir posibles errores. Si no se hubiera pedido esto, lo más sencillo habría sido inicializar este semáforo a cero, de forma que el proceso se bloquease hasta que el padre hubiese atendido la señal.</text:span></text:p>
      <text:p text:style-name="P22"><text:soft-page-break/><text:span text:style-name="T11">Finalmente, hemos conseguido que el programa funcione correctamente, de forma que cada caja avisa por terminal cuando ha hecho una operación del dinero actual que tiene, y cuando ha acaba</text:span><text:span text:style-name="T12">d</text:span><text:span text:style-name="T11">o, y el padre </text:span><text:span text:style-name="T12">imprime</text:span><text:span text:style-name="T11"> cuando ha sacado dinero de cada una de las cajas </text:span><text:span text:style-name="T12">y, finalmente, indica el dinero total que ha obtenid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101970" officeooo:paragraph-rsid="00101970"/>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Javier Delgado del Cerro y Javier López Cano</text:p>
        <text:p text:style-name="MP1">Pareja 6</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7T18:22:50.032487400</meta:creation-date>
    <dc:date>2018-04-06T00:05:44.354192696</dc:date>
    <meta:editing-duration>PT1H49M4S</meta:editing-duration>
    <meta:editing-cycles>72</meta:editing-cycles>
    <meta:generator>LibreOffice/5.1.6.2$Linux_X86_64 LibreOffice_project/10m0$Build-2</meta:generator>
    <meta:document-statistic meta:table-count="0" meta:image-count="0" meta:object-count="0" meta:page-count="3" meta:paragraph-count="31" meta:word-count="1091" meta:character-count="6324" meta:non-whitespace-character-count="5262"/>
  </office:meta>
</office:document-meta>
</file>